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3D000000110000000AB2B2FDB7BFF36621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2">
      <style:paragraph-properties fo:margin-top="0cm" fo:margin-bottom="0cm" style:contextual-spacing="false"/>
    </style:style>
    <style:style style:name="P3" style:family="paragraph" style:parent-style-name="Text_20_body" style:list-style-name="L3">
      <style:paragraph-properties fo:margin-top="0cm" fo:margin-bottom="0cm" style:contextual-spacing="false"/>
    </style:style>
    <style:style style:name="P4" style:family="paragraph" style:parent-style-name="Text_20_body" style:list-style-name="L4">
      <style:paragraph-properties fo:margin-top="0cm" fo:margin-bottom="0cm" style:contextual-spacing="false"/>
    </style:style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10701533" text:style-name="L1">
        <text:list-item>
          <text:p text:style-name="P1">8 gemas de ovos </text:p>
        </text:list-item>
      </text:list>
      <text:list xml:id="list3385925817" text:style-name="L2">
        <text:list-item>
          <text:p text:style-name="P2"><draw:frame draw:style-name="fr1" draw:name="Figura1" text:anchor-type="as-char" svg:width="1.058cm" svg:height="1.058cm" draw:z-index="0"><draw:image xlink:href="Pictures/1000003D000000110000000AB2B2FDB7BFF36621.svg" xlink:type="simple" xlink:show="embed" xlink:actuate="onLoad" draw:mime-type="image/svg+xml"/><svg:title>açúcar refinado</svg:title></draw:frame>200 g de açúcar refinado </text:p>
        </text:list-item>
      </text:list>
      <text:list xml:id="list2566693494" text:style-name="L3">
        <text:list-item>
          <text:p text:style-name="P3"><draw:frame draw:style-name="fr1" draw:name="Figura2" text:anchor-type="as-char" svg:width="1.058cm" svg:height="1.058cm" draw:z-index="1"><draw:image xlink:href="Pictures/1000003D000000110000000AB2B2FDB7BFF36621.svg" xlink:type="simple" xlink:show="embed" xlink:actuate="onLoad" draw:mime-type="image/svg+xml"/><svg:title>essência de baunilha</svg:title></draw:frame>essência de baunilha </text:p>
        </text:list-item>
      </text:list>
      <text:list xml:id="list3527844331" text:style-name="L4">
        <text:list-item>
          <text:p text:style-name="P4"><draw:frame draw:style-name="fr1" draw:name="Figura3" text:anchor-type="as-char" svg:width="1.058cm" svg:height="1.058cm" draw:z-index="2"><draw:image xlink:href="Pictures/1000003D000000110000000AB2B2FDB7BFF36621.svg" xlink:type="simple" xlink:show="embed" xlink:actuate="onLoad" draw:mime-type="image/svg+xml"/><svg:title>creme de leite fresco</svg:title></draw:frame>1 litro de creme de leite fresco </text:p>
        </text:list-item>
      </text:list>
      <text:list xml:id="list468608958" text:style-name="L5">
        <text:list-item>
          <text:p text:style-name="P5">açúcar cristal para a cobertura de caramelo</text:p>
        </text:list-item>
      </text:list>
      <text:p text:style-name="Text_20_body"/>
      <text:list xml:id="list2293257070" text:style-name="L6">
        <text:list-item>
          <text:p text:style-name="P6"><text:bookmark text:name="recipe-step1"/>Misture as gemas, o açúcar refinado, a baunilha e acrescente o creme de leite à mistura e misture até obter um creme homogêneo.</text:p>
        </text:list-item>
      </text:list>
      <text:section text:style-name="Sect1" text:name="ads-pholder-rectangle_mtf-tablet">
        <text:list xml:id="list3937255900" text:style-name="L7">
          <text:list-item>
            <text:p text:style-name="P7"/>
          </text:list-item>
        </text:list>
      </text:section>
      <text:list xml:id="list898040687" text:style-name="L8">
        <text:list-item>
          <text:p text:style-name="P8"><text:bookmark text:name="recipe-step2"/>2</text:p>
        </text:list-item>
      </text:list>
      <text:p text:style-name="Text_20_body">Leve o creme ao fogo em banho maria e mexa até que o creme forme uma fina camada na colher.</text:p>
      <text:list xml:id="list3102887347" text:style-name="L9">
        <text:list-item>
          <text:p text:style-name="P9"><text:bookmark text:name="recipe-step3"/>3</text:p>
        </text:list-item>
      </text:list>
      <text:p text:style-name="Text_20_body">Distribua o creme em seis tigelinhas, você pode usar uma peneira para tirar possíveis bolinhas que podem ter se formado.</text:p>
      <text:list xml:id="list2764076522" text:style-name="L10">
        <text:list-item>
          <text:p text:style-name="P10"><text:bookmark text:name="recipe-step4"/>4</text:p>
        </text:list-item>
      </text:list>
      <text:p text:style-name="Text_20_body">Deixe o creme na geladeira por pelo menos 5 horas.</text:p>
      <text:list xml:id="list4100452579" text:style-name="L11">
        <text:list-item>
          <text:p text:style-name="P11"><text:bookmark text:name="recipe-step5"/>5</text:p>
        </text:list-item>
      </text:list>
      <text:p text:style-name="Text_20_body">Coloque açúcar cristal sobre cada tigela e aqueça para formar o caramelo, o ideal é usar um maçarico culinário para dar a consistência ideal do crème brûlée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6:08:05.330552657</meta:creation-date>
    <dc:date>2023-11-25T16:08:47.478936422</dc:date>
    <meta:editing-duration>PT44S</meta:editing-duration>
    <meta:editing-cycles>1</meta:editing-cycles>
    <meta:document-statistic meta:table-count="0" meta:image-count="3" meta:object-count="0" meta:page-count="1" meta:paragraph-count="15" meta:word-count="141" meta:character-count="698" meta:non-whitespace-character-count="578"/>
    <meta:generator>LibreOffice/7.3.7.2$Linux_X86_64 LibreOffice_project/30$Build-2</meta:generator>
  </office:meta>
</office:document-meta>
</file>